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8pt" officeooo:paragraph-rsid="0018dc4a" style:font-size-asian="8pt" style:font-size-complex="8pt"/>
    </style:style>
    <style:style style:name="P2" style:family="paragraph" style:parent-style-name="Standard">
      <style:text-properties fo:font-size="18pt" fo:font-weight="bold" officeooo:paragraph-rsid="0018dc4a" style:font-size-asian="18pt" style:font-weight-asian="bold"/>
    </style:style>
    <style:style style:name="P3" style:family="paragraph" style:parent-style-name="Standard">
      <style:paragraph-properties fo:text-align="justify" style:justify-single-word="false"/>
      <style:text-properties fo:font-size="18pt" officeooo:paragraph-rsid="0018dc4a" style:font-size-asian="18pt"/>
    </style:style>
    <style:style style:name="P4" style:family="paragraph" style:parent-style-name="Standard">
      <style:paragraph-properties fo:text-align="justify" style:justify-single-word="false"/>
      <style:text-properties officeooo:paragraph-rsid="0018dc4a"/>
    </style:style>
    <style:style style:name="P5" style:family="paragraph" style:parent-style-name="Standard">
      <style:paragraph-properties fo:text-align="justify" style:justify-single-word="false"/>
      <style:text-properties officeooo:paragraph-rsid="001a294d"/>
    </style:style>
    <style:style style:name="P6" style:family="paragraph" style:parent-style-name="Standard">
      <style:text-properties officeooo:paragraph-rsid="0018dc4a"/>
    </style:style>
    <style:style style:name="P7" style:family="paragraph" style:parent-style-name="Standard">
      <style:paragraph-properties fo:text-align="justify" style:justify-single-word="false"/>
      <style:text-properties fo:font-size="16pt" officeooo:paragraph-rsid="0018dc4a" style:font-size-asian="16pt"/>
    </style:style>
    <style:style style:name="P8" style:family="paragraph" style:parent-style-name="Standard">
      <style:paragraph-properties fo:text-align="justify" style:justify-single-word="false"/>
      <style:text-properties fo:font-size="16pt" officeooo:paragraph-rsid="001a294d" style:font-size-asian="16pt"/>
    </style:style>
    <style:style style:name="P9" style:family="paragraph" style:parent-style-name="Standard">
      <style:paragraph-properties fo:text-align="justify" style:justify-single-word="false"/>
      <style:text-properties fo:font-size="16pt" officeooo:paragraph-rsid="001d69d1" style:font-size-asian="16pt"/>
    </style:style>
    <style:style style:name="P10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fo:font-size="16pt" officeooo:paragraph-rsid="001a294d" style:font-size-asian="16pt"/>
    </style:style>
    <style:style style:name="P11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fo:font-size="16pt" officeooo:paragraph-rsid="001b0ee2" style:font-size-asian="16pt"/>
    </style:style>
    <style:style style:name="P12" style:family="paragraph" style:parent-style-name="Standard">
      <style:paragraph-properties fo:margin-left="5.001cm" fo:margin-right="0cm" fo:text-align="justify" style:justify-single-word="false" fo:text-indent="0cm" style:auto-text-indent="false"/>
      <style:text-properties fo:font-size="16pt" officeooo:paragraph-rsid="001a294d" style:font-size-asian="16pt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paragraph-rsid="001b0ee2" style:font-size-asian="16pt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rsid="001b0ee2" officeooo:paragraph-rsid="001b0ee2" style:font-size-asian="16pt"/>
    </style:style>
    <style:style style:name="P15" style:family="paragraph" style:parent-style-name="Heading_20_2">
      <style:text-properties officeooo:paragraph-rsid="0018dc4a"/>
    </style:style>
    <style:style style:name="T1" style:family="text">
      <style:text-properties fo:font-size="18pt" style:font-size-asian="18pt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fo:font-size="16pt" style:font-size-asian="16pt"/>
    </style:style>
    <style:style style:name="T4" style:family="text">
      <style:text-properties fo:font-size="16pt" officeooo:rsid="001a294d" style:font-size-asian="16pt"/>
    </style:style>
    <style:style style:name="T5" style:family="text">
      <style:text-properties fo:font-size="16pt" officeooo:rsid="001b84da" style:font-size-asian="16pt"/>
    </style:style>
    <style:style style:name="T6" style:family="text">
      <style:text-properties fo:font-size="16pt" fo:font-weight="bold" style:font-size-asian="16pt" style:font-weight-asian="bold"/>
    </style:style>
    <style:style style:name="T7" style:family="text">
      <style:text-properties fo:font-size="16pt" fo:font-weight="bold" style:font-size-asian="16pt" style:font-weight-asian="bold" style:font-weight-complex="bold"/>
    </style:style>
    <style:style style:name="T8" style:family="text">
      <style:text-properties fo:font-size="16pt" fo:font-weight="bold" officeooo:rsid="001a294d" style:font-size-asian="16pt" style:font-weight-asian="bold" style:font-weight-complex="bold"/>
    </style:style>
    <style:style style:name="T9" style:family="text">
      <style:text-properties officeooo:rsid="001a294d"/>
    </style:style>
    <style:style style:name="T10" style:family="text">
      <style:text-properties officeooo:rsid="001b0ee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294d" style:font-weight-asian="bold" style:font-weight-complex="bold"/>
    </style:style>
    <style:style style:name="T13" style:family="text">
      <style:text-properties officeooo:rsid="001d69d1"/>
    </style:style>
    <style:style style:name="T14" style:family="text">
      <style:text-properties officeooo:rsid="002086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<text:span text:style-name="T1"><text:s text:c="11"/></text:span><text:span text:style-name="T2">SVAZ MODELÁŘŮ ČESKÉ REPUBLIKY </text:span></text:p>
      <text:p text:style-name="P2"><text:s text:c="2"/></text:p>
      <text:h text:style-name="P15" text:outline-level="2"><text:tab/><text:tab/><text:tab/><text:span text:style-name="T11">PROPOZICE SOUTĚŽE</text:span></text:h>
      <text:p text:style-name="P3"><text:tab/>Oblastní přebor žáků – raketových modelářů</text:p>
      <text:p text:style-name="P3"><text:tab/><text:tab/><text:tab/>Jihomoravského kraje-Ra <text:span text:style-name="T9">21</text:span></text:p>
      <text:p text:style-name="P3"><text:tab/><text:tab/><text:tab/>Přebor okresu Blansko Ra <text:span text:style-name="T9">20</text:span></text:p>
      <text:p text:style-name="P3"/>
      <text:p text:style-name="P4"><text:span text:style-name="T1"><text:tab/></text:span><text:span text:style-name="T3">Pořadatel: </text:span><text:span text:style-name="T7">RMK Letostroj Letovice, </text:span><text:span text:style-name="T8">SVČ Letokruh Letovice</text:span></text:p>
      <text:p text:style-name="P7"><text:tab/>Datum konání: <text:span text:style-name="T12">9</text:span><text:span text:style-name="T11">.4. 20</text:span><text:span text:style-name="T12">22</text:span></text:p>
      <text:p text:style-name="P7"><text:tab/>Místo: letiště <text:span text:style-name="T9">LK </text:span>Letovice</text:p>
      <text:p text:style-name="P8"><text:tab/>Ředitel soutěže: <text:span text:style-name="T9">Jaroslav Cihla</text:span></text:p>
      <text:p text:style-name="P8"><text:tab/>Sportovní komisař: Bohuslav Kuda</text:p>
      <text:p text:style-name="P5"><text:span text:style-name="T3"><text:tab/>Soutěžní kategorie: S3A, S6A - </text:span><text:span text:style-name="T6">žáci 6 – 15 let</text:span></text:p>
      <text:p text:style-name="P5"><text:span text:style-name="T3"><text:tab/>Pravidla: <text:s/>platná k 1.1.20</text:span><text:span text:style-name="T4">22</text:span><text:span text:style-name="T3"> </text:span><text:span text:style-name="T7">s úpravou</text:span><text:span text:style-name="T3"> – </text:span><text:span text:style-name="T4">bude platit čl. 7.1 Pravidel <text:tab/>FAI z roku 2021(může být píst a obal padáku, </text:span><text:span text:style-name="T5">streameru</text:span><text:span text:style-name="T4">)</text:span></text:p>
      <text:p text:style-name="P8"><text:tab/>Startovací zařízení: rampy průměr 4 a 5 mm</text:p>
      <text:p text:style-name="P5"><text:span text:style-name="T3"><text:tab/>Prezentace: </text:span><text:span text:style-name="T4">9</text:span><text:span text:style-name="T3">.4. 20</text:span><text:span text:style-name="T4">22</text:span><text:span text:style-name="T3"> na letišti</text:span></text:p>
      <text:p text:style-name="P8"><text:tab/>Vklad: <text:span text:style-name="T9">10</text:span>0,-Kč pro členy klubu s plat. licencí</text:p>
      <text:p text:style-name="P8"><text:s text:c="10"/>prokázanou průkazem a známkou na r. 20<text:span text:style-name="T9">22</text:span></text:p>
      <text:p text:style-name="P8"><text:tab/><text:tab/> <text:s text:c="2"/><text:tab/></text:p>
      <text:p text:style-name="P8"><text:tab/>Cestovné: na vlastní náklady vyjma deleg. funkcionářů</text:p>
      <text:p text:style-name="P8"><text:tab/>Motory: <text:span text:style-name="T14">(Zigmund) </text:span>pořadatel <text:span text:style-name="T9">z</text:span>ajišťuje <text:span text:style-name="T9">za úhradu</text:span> <text:span text:style-name="T13">20 Kč,- ks</text:span></text:p>
      <text:p text:style-name="P5"><text:span text:style-name="T3"><text:tab/>Přihlášky: do <text:s text:c="4"/></text:span><text:span text:style-name="T8">1</text:span><text:span text:style-name="T7">.4. 20</text:span><text:span text:style-name="T8">22</text:span><text:span text:style-name="T7"> </text:span></text:p>
      <text:p text:style-name="P9"><text:tab/>Časový rozvrh:<text:tab/><text:span text:style-name="T13">9.4. 2022</text:span></text:p>
      <text:p text:style-name="P9"><text:tab/><text:tab/><text:tab/><text:tab/>8.30 - 9.00 prezentace</text:p>
      <text:p text:style-name="P8"><text:tab/><text:tab/><text:tab/><text:tab/>9.15 – 11.00 lety kat. S6A</text:p>
      <text:p text:style-name="P8"><text:tab/><text:tab/><text:tab/><text:tab/>11.00 – 1<text:span text:style-name="T10">3.0</text:span>0 lety kat.S3A</text:p>
      <text:p text:style-name="P8"><text:tab/><text:tab/><text:tab/><text:tab/>1<text:span text:style-name="T10">3.00</text:span> – 13.<text:span text:style-name="T10">3</text:span>0 rozlety</text:p>
      <text:p text:style-name="P12">14.00 slavnostní zakončení a předání diplomů</text:p>
      <text:p text:style-name="P11">Hodnocení: první tři soutěžící v každé kategorii obdrží věcnou cenu a diplom. </text:p>
      <text:p text:style-name="P13">Pořadatel si vyhrazuje případné změny programu!</text:p>
      <text:p text:style-name="P13"/>
      <text:p text:style-name="P13"/>
      <text:p text:style-name="P14">Jiří Kašpar<text:tab/><text:tab/><text:tab/><text:tab/><text:tab/><text:tab/><text:tab/>Jaroslav Cihla</text:p>
      <text:p text:style-name="P14">předseda RMK Letovice<text:tab/><text:tab/><text:tab/><text:tab/>řed. soutěže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8pt" style:font-size-asian="18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4T21:50:02.021000000</meta:creation-date>
    <dc:date>2022-03-18T13:38:54.080000000</dc:date>
    <meta:editing-duration>PT17M29S</meta:editing-duration>
    <meta:editing-cycles>8</meta:editing-cycles>
    <meta:generator>LibreOffice/7.1.0.3$Windows_X86_64 LibreOffice_project/f6099ecf3d29644b5008cc8f48f42f4a40986e4c</meta:generator>
    <meta:print-date>2022-03-18T13:37:40.789000000</meta:print-date>
    <meta:document-statistic meta:table-count="0" meta:image-count="0" meta:object-count="0" meta:page-count="1" meta:paragraph-count="31" meta:word-count="173" meta:character-count="1207" meta:non-whitespace-character-count="970"/>
  </office:meta>
</office:document-meta>
</file>